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a948d" officeooo:paragraph-rsid="001a948d"/>
    </style:style>
    <style:style style:name="P2" style:family="paragraph" style:parent-style-name="Standard">
      <style:text-properties officeooo:rsid="001a948d" officeooo:paragraph-rsid="001e73f7"/>
    </style:style>
    <style:style style:name="P3" style:family="paragraph" style:parent-style-name="Text_20_body">
      <style:text-properties officeooo:rsid="001abc57" officeooo:paragraph-rsid="001abc57"/>
    </style:style>
    <style:style style:name="P4" style:family="paragraph" style:parent-style-name="Standard">
      <style:text-properties officeooo:rsid="001e73f7" officeooo:paragraph-rsid="001e73f7"/>
    </style:style>
    <style:style style:name="P5" style:family="paragraph" style:parent-style-name="Text_20_body">
      <style:text-properties officeooo:rsid="001e73f7" officeooo:paragraph-rsid="001e73f7"/>
    </style:style>
    <style:style style:name="P6" style:family="paragraph" style:parent-style-name="Text_20_body">
      <style:paragraph-properties fo:margin-left="0in" fo:margin-right="0in" style:line-height-at-least="0.198in" fo:widows="1" fo:text-indent="0in" style:auto-text-indent="false"/>
    </style:style>
    <style:style style:name="P7" style:family="paragraph" style:parent-style-name="Text_20_body">
      <style:paragraph-properties fo:margin-left="0in" fo:margin-right="0in" style:line-height-at-least="0.198in" fo:widows="1" fo:text-indent="0in" style:auto-text-indent="false"/>
      <style:text-properties officeooo:rsid="001fd137" officeooo:paragraph-rsid="001fd137"/>
    </style:style>
    <style:style style:name="P8" style:family="paragraph" style:parent-style-name="Heading_20_2">
      <style:text-properties officeooo:rsid="001abc57" officeooo:paragraph-rsid="001abc57"/>
    </style:style>
    <style:style style:name="P9" style:family="paragraph" style:parent-style-name="Heading_20_1">
      <style:text-properties officeooo:rsid="001abc57" officeooo:paragraph-rsid="001abc57"/>
    </style:style>
    <style:style style:name="T1" style:family="text">
      <style:text-properties officeooo:rsid="001abc57"/>
    </style:style>
    <style:style style:name="T2" style:family="text">
      <style:text-properties officeooo:rsid="001b18e4"/>
    </style:style>
    <style:style style:name="T3" style:family="text">
      <style:text-properties officeooo:rsid="001cb164"/>
    </style:style>
    <style:style style:name="T4" style:family="text">
      <style:text-properties officeooo:rsid="001e73f7"/>
    </style:style>
    <style:style style:name="T5" style:family="text">
      <style:text-properties fo:font-variant="normal" fo:text-transform="none" fo:color="#303030" style:font-name="Helvetica" fo:font-size="10.5pt" fo:letter-spacing="normal" fo:font-style="normal" fo:font-weight="normal"/>
    </style:style>
    <style:style style:name="T6" style:family="text">
      <style:text-properties fo:font-variant="normal" fo:text-transform="none" fo:color="#307699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font-name="Helvetica" fo:font-size="10.5pt" fo:letter-spacing="normal" fo:font-style="normal" fo:font-weight="normal"/>
    </style:style>
    <style:style style:name="T8" style:family="text">
      <style:text-properties fo:font-variant="normal" fo:text-transform="none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66ff" style:font-name="Helvetica" fo:font-size="10.5pt" fo:letter-spacing="normal" fo:font-style="normal" fo:font-weight="normal"/>
    </style:style>
    <style:style style:name="T10" style:family="text">
      <style:text-properties fo:font-variant="normal" fo:text-transform="none" fo:color="#0066ff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9" text:outline-level="1">Enron POI Identifier Report</text:h>
      <text:h text:style-name="P8" text:outline-level="2">Introduction</text:h>
      <text:p text:style-name="P3">The Enron case was one of the biggest cases of company fraud in the history of the USA. <text:span text:style-name="T2">In the last years before the collapse, the</text:span> managers created more and more complex accounting strategies to pretend fabulous <text:s/>profits but in reality produced only losses. These strategies where backed by the accountants of Andersen Consulting which disintegrated <text:span text:style-name="T2">in the follow up turmoil and </text:span>in <text:span text:style-name="T2">the </text:span>course of the trial. <text:span text:style-name="T2">There is an excellent book which describes the rise and fall of Enron in great detail: “The Smartest Guys in the Room” by Bethany</text:span> <text:span text:style-name="T2">McLean.</text:span></text:p>
      <text:h text:style-name="P8" text:outline-level="2">The Enron Dataset</text:h>
      <text:p text:style-name="P2">The <text:span text:style-name="T3">poi_names</text:span>.txt file contains a list of POIs and preceding each POI is a flag, <text:span text:style-name="T4">which signals </text:span>if the inbox of that person is available. <text:span text:style-name="T1">There are 35 POIs in this list and we have the inbox of only of four of them. <text:s/>In the actual dataset there are records of 146 persons that are potential POIs. The goal of the project is to write a machine learning program that identifies the POIs out of the complete dataset. </text:span></text:p>
      <text:p text:style-name="P4">The first step is to scrutinize the dataset for irregularities and outliers. One outlier can be found in the dataset which is a list of totals from a spreadsheet export. This outlier is removed from the dataset at the beginning of the program.</text:p>
      <text:p text:style-name="P4"/>
      <text:p text:style-name="P5"><text:span text:style-name="T9">Here is a notebook that has a helpful example with feature selection in sklearn: <text:line-break/></text:span><text:a xlink:type="simple" xlink:href="http://nbviewer.ipython.org/github/jming/cs109/blob/master/lec_10_cross_val.ipynb" office:target-frame-name="_blank" xlink:show="new"><text:span text:style-name="T10">http://nbviewer.ipython.org/github/jming/cs109/blob/master/lec_10_cross_val.ipynb</text:span></text:a></text:p>
      <text:p text:style-name="P6"><text:span text:style-name="T9">In general, I recommend that you explore the features manually first, by visualizing. Are there any features with lots of missing values? What is the distribution of a given feature - does it contain a wide range of values?</text:span></text:p>
      <text:p text:style-name="P7"><text:span text:style-name="T9">Potential new features: bonus by sal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2:37:52.203443679</meta:creation-date>
    <dc:date>2015-06-21T21:07:50.643140633</dc:date>
    <meta:editing-duration>PT19M57S</meta:editing-duration>
    <meta:editing-cycles>6</meta:editing-cycles>
    <meta:generator>LibreOffice/4.2.8.2$Linux_X86_64 LibreOffice_project/420$Build-2</meta:generator>
    <dc:creator>Martin Welss</dc:creator>
    <meta:document-statistic meta:table-count="0" meta:image-count="0" meta:object-count="0" meta:page-count="1" meta:paragraph-count="9" meta:word-count="282" meta:character-count="1681" meta:non-whitespace-character-count="1404"/>
  </office:meta>
</office:document-meta>
</file>